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Heading_20_1">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3" style:family="paragraph" style:parent-style-name="Heading_20_4">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se Study: Successful Implementation of Generative AI</text:h>
      <text:h text:style-name="P3" text:outline-level="4">Estimated Effort: 5 mins</text:h>
      <text:h text:style-name="P2" text:outline-level="2">Introduction</text:h>
      <text:p text:style-name="P4">StreamCraft, a rapidly growing online streaming platform, faced a critical challenge: user engagement was plateauing. Traditional recommendation engines struggled to break through the "filter bubble," offering predictable content and failing to entice viewers to explore new genres or hidden gems. To address this, StreamCraft decided to integrate Generative AI (GAI) into its data science workflow at every stage of the content discovery process.</text:p>
      <text:h text:style-name="Heading_20_2" text:outline-level="2">Stage 1: Data Ingestion and Preprocessing:</text:h>
      <text:p text:style-name="Text_20_body"/>
      <text:h text:style-name="Heading_20_3" text:outline-level="3">Text analysis with Generative Pre-training Transformers (GPTs)</text:h>
      <text:p text:style-name="P4">GPTs were used to analyze movie descriptions, reviews, and social media mentions, extracting hidden semantic relationships and identifying emotional tones. This enriched metadata, allowing StreamCraft to categorize content beyond genre labels, capturing nuanced themes and moods.</text:p>
      <text:h text:style-name="Heading_20_3" text:outline-level="3">Automatic genre and subgenre tagging</text:h>
      <text:p text:style-name="P5"><text:span text:style-name="T1">GPTs further enabled the creation of dynamic genre tags, evolving with the content landscape. This allowed StreamCraft to identify emerging trends and niche subgenres, catering to specific viewer preferences.</text:span></text:p>
      <text:h text:style-name="Heading_20_3" text:outline-level="3">AI-powered anomaly detection</text:h>
      <text:p text:style-name="P4">StreamCraft employed GAI to identify and flag unusual patterns in user behavior and content engagement. This facilitated proactive intervention against fraudulent activity or potential technical glitches, ensuring a smooth user experience.</text:p>
      <text:h text:style-name="Heading_20_2" text:outline-level="2"><text:soft-page-break/></text:h>
      <text:h text:style-name="Heading_20_2" text:outline-level="2">Stage 2: Feature Engineering and Model Training</text:h>
      <text:h text:style-name="Heading_20_3" text:outline-level="3">Generative Adversarial Networks (GANs)</text:h>
      <text:p text:style-name="P4">GANS were used to create synthetic user profiles, mimicking the behavior of actual viewers with specific interests. This expanded the training data, enabling the recommendation engine to learn from a wider range of preferences and make more accurate predictions.</text:p>
      <text:h text:style-name="Heading_20_3" text:outline-level="3">Counterfactual reasoning</text:h>
      <text:p text:style-name="P4">GAI models were trained to predict what users would watch under hypothetical scenarios, simulating their response to different content offerings. This allowed StreamCraft to test various recommendation strategies and optimize content placement without impacting real users.</text:p>
      <text:h text:style-name="Heading_20_3" text:outline-level="3">Explainable AI (XAI) for model interpretability</text:h>
      <text:p text:style-name="P4">StreamCraft implemented XAI techniques to understand the reasoning behind the recommendations generated by their GAI models. This enhanced transparency, allowing for trust-building with users and enabling targeted improvements to the recommendation system.</text:p>
      <text:h text:style-name="Heading_20_2" text:outline-level="2">Stage 3: Deployment and Monitoring</text:h>
      <text:h text:style-name="Heading_20_3" text:outline-level="3">Adaptive content recommendations</text:h>
      <text:p text:style-name="P4">StreamCraft's GAI-powered engine delivered dynamic, context-aware recommendations, adapting to real-time user behavior and external factors like trending topics or seasonal events. This personalized experience kept viewers engaged and encouraged exploration beyond their usual preferences.</text:p>
      <text:h text:style-name="Heading_20_3" text:outline-level="3">A/B testing with generative models</text:h>
      <text:p text:style-name="P4">GAI facilitated rapid testing of different recommendation algorithms and content layouts. StreamCraft could generate multiple versions of its user interface and test them with simulated user data, identifying the most effective layouts and content combinations before deploying them to real users.</text:p>
      <text:h text:style-name="Heading_20_3" text:outline-level="3"><text:soft-page-break/>Continuous feedback loop</text:h>
      <text:p text:style-name="P4">StreamCraft incorporated user feedback into its GAI models, allowing the system to learn and adapt over time. This ensured the recommendations remained relevant and user-centric, creating a virtuous cycle of improved engagement and retention.</text:p>
      <text:h text:style-name="Heading_20_2" text:outline-level="2">Conclusion</text:h>
      <text:p text:style-name="P5"><text:span text:style-name="T1">StreamCraft's GAI implementation resulted in a significant increase in user engagement. Viewership time per user grew by 25%, and the discovery of new content genres soared by 30%. The platform also witnessed a 15% reduction in churn, signifying a strengthened relationship with its viewers. This success story showcases the transformative potential of GAI in the online streaming industry, paving the way for personalized, dynamic, and ultimately, more engaging experiences for viewers.</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1:11:33.108622670</meta:creation-date>
    <dc:date>2024-12-03T11:16:50.989527163</dc:date>
    <meta:editing-duration>PT5M19S</meta:editing-duration>
    <meta:editing-cycles>1</meta:editing-cycles>
    <meta:document-statistic meta:table-count="0" meta:image-count="0" meta:object-count="0" meta:page-count="3" meta:paragraph-count="27" meta:word-count="515" meta:character-count="3828" meta:non-whitespace-character-count="3339"/>
    <meta:generator>LibreOffice/24.2.6.2$Linux_X86_64 LibreOffice_project/420$Build-2</meta:generator>
  </office:meta>
</office:document-meta>
</file>